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Geneva" fo:font-size="12pt" style:font-name-asian="Geneva" style:font-size-asian="12pt" style:font-name-complex="Geneva" style:font-size-complex="12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text-line-through-style="solid" style:text-line-through-type="single" style:font-name="Geneva" fo:font-size="12pt" style:font-name-asian="Geneva" style:font-size-asian="12pt" style:font-name-complex="Geneva" style:font-size-complex="12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font-name="Geneva" fo:font-size="12pt" style:font-name-asian="Geneva" style:font-size-asian="12pt" style:font-name-complex="Geneva" style:font-size-complex="12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Geneva" fo:font-size="12pt" style:font-name-asian="Geneva" style:font-size-asian="12pt" style:font-name-complex="Geneva" style:font-size-complex="12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Geneva" fo:font-size="12pt" officeooo:rsid="001d3ec0" officeooo:paragraph-rsid="001d3ec0" style:font-name-asian="Geneva" style:font-size-asian="12pt" style:font-name-complex="Geneva" style:font-size-complex="12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Geneva" fo:font-size="14pt" fo:font-style="italic" fo:font-weight="bold" style:font-name-asian="Geneva" style:font-size-asian="14pt" style:font-style-asian="italic" style:font-weight-asian="bold" style:font-name-complex="Geneva" style:font-size-complex="14pt" style:font-style-complex="italic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Geneva" fo:font-size="15pt" fo:font-style="italic" style:text-underline-style="solid" style:text-underline-width="auto" style:text-underline-color="font-color" fo:font-weight="bold" style:font-name-asian="Geneva" style:font-size-asian="15pt" style:font-style-asian="italic" style:font-weight-asian="bold" style:font-name-complex="Geneva" style:font-size-complex="15pt" style:font-style-complex="italic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Geneva" fo:font-size="16pt" fo:font-style="italic" style:text-underline-style="solid" style:text-underline-width="auto" style:text-underline-color="font-color" fo:font-weight="bold" style:font-name-asian="Geneva" style:font-size-asian="16pt" style:font-style-asian="italic" style:font-weight-asian="bold" style:font-name-complex="Geneva" style:font-size-complex="16pt" style:font-style-complex="italic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Geneva" fo:font-size="16pt" fo:font-style="italic" style:text-underline-style="solid" style:text-underline-width="auto" style:text-underline-color="font-color" fo:font-weight="bold" officeooo:rsid="001c9cc7" officeooo:paragraph-rsid="001c9cc7" style:font-name-asian="Geneva" style:font-size-asian="16pt" style:font-style-asian="italic" style:font-weight-asian="bold" style:font-name-complex="Geneva" style:font-size-complex="16pt" style:font-style-complex="italic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font-name="Geneva" fo:font-size="12pt" style:font-name-asian="Geneva" style:font-size-asian="12pt" style:font-name-complex="Geneva" style:font-size-complex="12pt"/>
    </style:style>
    <style:style style:name="P12" style:family="paragraph" style:parent-style-name="Standard" style:master-page-name="PM2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fo:color="#000000" style:font-name="Geneva" fo:font-size="16pt" fo:font-style="italic" style:text-underline-style="solid" style:text-underline-width="auto" style:text-underline-color="font-color" fo:font-weight="bold" style:font-name-asian="Geneva" style:font-size-asian="16pt" style:font-style-asian="italic" style:font-weight-asian="bold" style:font-name-complex="Geneva" style:font-size-complex="16pt" style:font-style-complex="italic" style:font-weight-complex="bold"/>
    </style:style>
    <style:style style:name="T1" style:family="text">
      <style:text-properties fo:color="#000000" style:font-name="Geneva" fo:font-size="12pt" style:font-name-asian="Geneva" style:font-size-asian="12pt" style:font-name-complex="Geneva" style:font-size-complex="12pt"/>
    </style:style>
    <style:style style:name="T2" style:family="text">
      <style:text-properties fo:color="#000000" style:text-line-through-style="none" style:text-line-through-type="none" style:font-name="Geneva" fo:font-size="12pt" style:font-name-asian="Geneva" style:font-size-asian="12pt" style:font-name-complex="Geneva" style:font-size-complex="12pt"/>
    </style:style>
    <style:style style:name="T3" style:family="text">
      <style:text-properties fo:color="#000000" style:text-line-through-style="none" style:text-line-through-type="none" style:font-name="Geneva" fo:font-size="12pt" officeooo:rsid="001eccc1" style:font-name-asian="Geneva" style:font-size-asian="12pt" style:font-name-complex="Geneva" style:font-size-complex="12pt"/>
    </style:style>
    <style:style style:name="T4" style:family="text">
      <style:text-properties fo:color="#000000" style:text-line-through-style="none" style:text-line-through-type="none" style:font-name="Geneva" fo:font-size="12pt" officeooo:rsid="001f9c6e" style:font-name-asian="Geneva" style:font-size-asian="12pt" style:font-name-complex="Geneva" style:font-size-complex="12pt"/>
    </style:style>
    <style:style style:name="T5" style:family="text">
      <style:text-properties officeooo:rsid="00198ddf"/>
    </style:style>
    <style:style style:name="T6" style:family="text">
      <style:text-properties officeooo:rsid="001af9a6"/>
    </style:style>
    <style:style style:name="T7" style:family="text">
      <style:text-properties officeooo:rsid="001c9cc7"/>
    </style:style>
    <style:style style:name="T8" style:family="text">
      <style:text-properties fo:font-size="14pt" style:text-underline-style="none" style:font-size-asian="14pt" style:font-size-complex="14pt"/>
    </style:style>
    <style:style style:name="T9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0" style:family="text">
      <style:text-properties officeooo:rsid="001eccc1"/>
    </style:style>
    <style:style style:name="T11" style:family="text">
      <style:text-properties officeooo:rsid="001f9c6e"/>
    </style:style>
    <style:style style:name="T12" style:family="text">
      <style:text-properties officeooo:rsid="0020141d"/>
    </style:style>
    <style:style style:name="T13" style:family="text">
      <style:text-properties officeooo:rsid="002102d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General description </text:p>
      <text:p text:style-name="P2"/>
      <text:p text:style-name="P2"><text:s text:c="4"/>The Client table lists the clients, the client<text:span text:style-name="T5">s</text:span> being the one<text:span text:style-name="T5">s</text:span> <text:span text:style-name="T5">who</text:span> create configurators </text:p>
      <text:p text:style-name="P2"><text:s text:c="4"/>The Configurator table lists the configurator </text:p>
      <text:p text:style-name="P2"><text:s text:c="4"/>A lign in the Session table contains an instance of <text:span text:style-name="T6">the use of</text:span> a configurator </text:p>
      <text:p text:style-name="P2"><text:s text:c="4"/>The QuestionAsked table contains each question asked to the user of the configurator </text:p>
      <text:p text:style-name="P2"><text:s text:c="4"/>A lign in the Action table contains each action a user did when aswering a question during the instance of a configurator. </text:p>
      <text:p text:style-name="P2"/>
      <text:p text:style-name="P2"/>
      <text:p text:style-name="P9">Links between the table </text:p>
      <text:p text:style-name="P2"/>
      <text:p text:style-name="P2">Between the table Client and Configuration, there is a link called SetUp. this means that each Configurator is set up by a client. </text:p>
      <text:p text:style-name="P2"/>
      <text:p text:style-name="P2">Between the table Session and Configurator, there is a link called InitializedBy, which means each session is initialized by a configurator. </text:p>
      <text:p text:style-name="P2"/>
      <text:p text:style-name="P2">During the course of a session, questions are asked. The relation BelongTo says which questions has been asked during which session. </text:p>
      <text:p text:style-name="P2"/>
      <text:p text:style-name="P2">Finally, the ActedIn link says which action has been done when the user was answering a question. </text:p>
      <text:p text:style-name="P2"/>
      <text:p text:style-name="P10">Description of each table</text:p>
      <text:p text:style-name="P2"/>
      <text:p text:style-name="P8"><text:span text:style-name="T8">Description of the table session</text:span></text:p>
      <text:p text:style-name="P2"/>
      <text:p text:style-name="P2"><text:s/></text:p>
      <text:p text:style-name="P2"><text:s text:c="4"/>beginning: describe when a session began </text:p>
      <text:p text:style-name="P2"><text:s text:c="4"/>ending: describe when a session ended </text:p>
      <text:p text:style-name="P2"/>
      <text:p text:style-name="P2"><text:span text:style-name="T9">Description of the table QuestionAsked</text:span> </text:p>
      <text:p text:style-name="P2"/>
      <text:p text:style-name="P2"><text:s text:c="4"/>question: this is the question in clear text </text:p>
      <text:p text:style-name="P2"><text:s text:c="4"/>beginning: this is the time when the user has been asked the questions </text:p>
      <text:p text:style-name="P2"><text:s text:c="4"/>ending: this is the time when a user confirms his answers to the questions </text:p>
      <text:p text:style-name="P2"><text:s text:c="4"/>order: this is the order in which the question has been asked during the session </text:p>
      <text:p text:style-name="P2"/>
      <text:p text:style-name="P6">Note : if someone answer a question A, then answer the following N questions and come back to question A, question A is then considered to be like another question asked in the database.</text:p>
      <text:p text:style-name="P2"/>
      <text:p text:style-name="P7">Description of the table Action </text:p>
      <text:p text:style-name="P2"><text:soft-page-break/></text:p>
      <text:p text:style-name="P2"><text:s text:c="4"/>answer: this is the answer to which the action is aimed (in plain text) </text:p>
      <text:p text:style-name="P2"><text:s text:c="4"/>action: this is the name of the action </text:p>
      <text:p text:style-name="P2"><text:s text:c="4"/>order: this is the order the action has been done when answering a question. </text:p>
      <text:p text:style-name="P2"><text:s text:c="4"/>Time: this is when the action happened </text:p>
      <text:p text:style-name="P2"/>
      <text:p text:style-name="P9">The constraints that the database must <text:span text:style-name="T7">meet</text:span></text:p>
      <text:p text:style-name="P2"/>
      <text:p text:style-name="P2">There must be unicity for what follows: </text:p>
      <text:p text:style-name="P2"/>
      <text:p text:style-name="P2">1. The ID of clients </text:p>
      <text:p text:style-name="P2">2. The ID of configurators </text:p>
      <text:p text:style-name="P2">3. The ID of Session </text:p>
      <text:p text:style-name="P2">4. The ID of questions asked </text:p>
      <text:p text:style-name="P2">5. The ID of actions </text:p>
      <text:p text:style-name="P2"/>
      <text:p text:style-name="P2">Other constraints: </text:p>
      <text:p text:style-name="P2"/>
      <text:p text:style-name="P2"><text:s text:c="4"/>In the Session table, beginning must be a time before ending </text:p>
      <text:p text:style-name="P2"><text:s text:c="4"/>For the questions (QuestionAsked table) belonging to a session, the order field must meet the unicity criteria. </text:p>
      <text:p text:style-name="P2"><text:s text:c="4"/>For the questions(QuestionAsked table) belonging to a session, the smallest order is 1 </text:p>
      <text:p text:style-name="P2"><text:s text:c="4"/>For the questions(QuestionAsked table) belonging to a session, if the highest order is N, then <text:s/><text:span text:style-name="T10">for each k such that</text:span> 1&lt;=k&lt;=N, one question <text:span text:style-name="T10">belonging to the session</text:span> must have the value k for the order field </text:p>
      <text:p text:style-name="P1"><text:span text:style-name="T1"><text:s text:c="4"/>Let’</text:span><text:span text:style-name="T2">s say we have the questions Qi (1&lt;=i&lt;N) where each Qi happens at the order i, then the beginning field of the question Qi+1 must be a time after (or at time) Qi </text:span><text:span text:style-name="T3">begin</text:span><text:span text:style-name="T4">s</text:span><text:span text:style-name="T3">.</text:span><text:span text:style-name="T2"> </text:span></text:p>
      <text:p text:style-name="P4"><text:s text:c="4"/>For the actions (Action table) acted in a question, the order field must meet the unicity criteria. </text:p>
      <text:p text:style-name="P4"><text:s text:c="4"/>For the actions (Action table) acted in a question, the smallest order is 1 </text:p>
      <text:p text:style-name="P4"><text:s text:c="4"/>For the actions (Action table) acted in a question,if the highest order is N, then <text:span text:style-name="T11">for each k such that</text:span> 1&lt;=k&lt;=N, one action must have the value k for the order field </text:p>
      <text:p text:style-name="P4"><text:s text:c="4"/>Lets say we have the actions Ai (1&lt;=i&lt;N) where each Ai happens at the order i <text:span text:style-name="T12">(as acted in a question)</text:span>, then the beginning field of the action Ai+1 must be a time after (or at time) Ai</text:p>
      <text:p text:style-name="P4"><text:s text:c="4"/>Lets say a question starts (beginning field) at time A and ends(ending field) at time B and lets say that an action acted in the question happens at time C, then A&lt;=C&lt;=B </text:p>
      <text:p text:style-name="P4"/>
      <text:p text:style-name="P4">The cardinality of each table relationship must be met for: </text:p>
      <text:p text:style-name="P4"/>
      <text:p text:style-name="P4"><text:s text:c="4"/>SetUp </text:p>
      <text:p text:style-name="P4"><text:s text:c="4"/>InitializedBy </text:p>
      <text:p text:style-name="P4"><text:s text:c="4"/>BelongTo </text:p>
      <text:p text:style-name="P4"><text:s text:c="4"/>ActedIn </text:p>
      <text:p text:style-name="P4"/>
      <text:p text:style-name="P4"><text:soft-page-break/>When there is an addition of a lign in the database, the constraints must be met or there is no addition. </text:p>
      <text:p text:style-name="P4"/>
      <text:p text:style-name="P4">Here are the rules for <text:span text:style-name="T13">deletion</text:span>: </text:p>
      <text:p text:style-name="P3"/>
      <text:p text:style-name="P4"><text:s text:c="4"/>If a client is deleted, the configurator that were set up by him are deleted as well. </text:p>
      <text:p text:style-name="P4"><text:s text:c="4"/>If a configurator is deleted, the session initialized by the configurator are deleted as well. </text:p>
      <text:p text:style-name="P4"><text:s text:c="4"/>If a session is deleted, the questions asked belonging to the session are deleted as well. </text:p>
      <text:p text:style-name="P4"><text:s text:c="4"/>If a question asked is deleted, the action that were acted in the question are deleted as well. </text:p>
      <text:p text:style-name="P4"><text:s text:c="4"/>An action cant be deleted directly (must be in cascade) </text:p>
      <text:p text:style-name="P4"><text:s text:c="4"/>A question cant be deleted directly (must be in cascade) </text:p>
      <text:p text:style-name="P4"/>
      <text:p text:style-name="P4"/>
      <text:p text:style-name="P4"/>
      <text:p text:style-name="P4"><text:s text:c="7"/></text:p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eva" svg:font-family="Genev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B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1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Windows_X86_64 LibreOffice_project/86daf60bf00efa86ad547e59e09d6bb77c699acb</meta:generator>
    <dc:date>2019-07-06T09:12:31.948000000</dc:date>
    <meta:editing-duration>PT58M21S</meta:editing-duration>
    <meta:editing-cycles>4</meta:editing-cycles>
    <meta:document-statistic meta:table-count="0" meta:image-count="0" meta:object-count="0" meta:page-count="3" meta:paragraph-count="59" meta:word-count="729" meta:character-count="4280" meta:non-whitespace-character-count="3407"/>
  </office:meta>
</office:document-meta>
</file>